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cb8c"/>
    </style:style>
    <style:style style:name="P2" style:family="paragraph" style:parent-style-name="Standard">
      <style:text-properties officeooo:rsid="001f0879" officeooo:paragraph-rsid="001f0879"/>
    </style:style>
    <style:style style:name="P3" style:family="paragraph" style:parent-style-name="Standard">
      <style:text-properties officeooo:rsid="001f0879" officeooo:paragraph-rsid="002617c3"/>
    </style:style>
    <style:style style:name="P4" style:family="paragraph" style:parent-style-name="Standard">
      <style:text-properties officeooo:rsid="00230cf8" officeooo:paragraph-rsid="00230cf8"/>
    </style:style>
    <style:style style:name="P5" style:family="paragraph" style:parent-style-name="Standard">
      <style:text-properties officeooo:rsid="0029bbe4" officeooo:paragraph-rsid="0029bbe4"/>
    </style:style>
    <style:style style:name="P6" style:family="paragraph" style:parent-style-name="Standard">
      <style:text-properties officeooo:rsid="0029bbe4" officeooo:paragraph-rsid="003c6a01"/>
    </style:style>
    <style:style style:name="P7" style:family="paragraph" style:parent-style-name="Standard">
      <style:text-properties officeooo:rsid="002d3b98" officeooo:paragraph-rsid="002d3b98"/>
    </style:style>
    <style:style style:name="P8" style:family="paragraph" style:parent-style-name="Standard">
      <style:text-properties officeooo:rsid="002e6290" officeooo:paragraph-rsid="002e6290"/>
    </style:style>
    <style:style style:name="P9" style:family="paragraph" style:parent-style-name="Standard">
      <style:text-properties officeooo:rsid="003100fb" officeooo:paragraph-rsid="003100fb"/>
    </style:style>
    <style:style style:name="P10" style:family="paragraph" style:parent-style-name="Standard">
      <style:text-properties officeooo:rsid="0033fe9c" officeooo:paragraph-rsid="0033fe9c"/>
    </style:style>
    <style:style style:name="P11" style:family="paragraph" style:parent-style-name="Standard">
      <style:text-properties officeooo:rsid="00356bef" officeooo:paragraph-rsid="00356bef"/>
    </style:style>
    <style:style style:name="P12" style:family="paragraph" style:parent-style-name="Standard">
      <style:text-properties officeooo:rsid="00356bef" officeooo:paragraph-rsid="0036b558"/>
    </style:style>
    <style:style style:name="P13" style:family="paragraph" style:parent-style-name="Standard">
      <style:text-properties officeooo:rsid="0037f129" officeooo:paragraph-rsid="0037f129"/>
    </style:style>
    <style:style style:name="P14" style:family="paragraph" style:parent-style-name="Standard">
      <style:text-properties officeooo:rsid="00399c92" officeooo:paragraph-rsid="00399c92"/>
    </style:style>
    <style:style style:name="P15" style:family="paragraph" style:parent-style-name="Standard">
      <style:text-properties officeooo:rsid="003b8df9" officeooo:paragraph-rsid="001ecb8c"/>
    </style:style>
    <style:style style:name="P16" style:family="paragraph" style:parent-style-name="Standard">
      <style:text-properties officeooo:rsid="003b8df9" officeooo:paragraph-rsid="003b8df9"/>
    </style:style>
    <style:style style:name="P17" style:family="paragraph" style:parent-style-name="Standard">
      <style:text-properties fo:font-weight="bold" officeooo:rsid="0029bbe4" officeooo:paragraph-rsid="0029bbe4" style:font-weight-asian="bold" style:font-weight-complex="bold"/>
    </style:style>
    <style:style style:name="P18" style:family="paragraph" style:parent-style-name="Standard">
      <style:text-properties fo:font-weight="bold" officeooo:rsid="001f0879" officeooo:paragraph-rsid="001f0879" style:font-weight-asian="bold" style:font-weight-complex="bold"/>
    </style:style>
    <style:style style:name="P19" style:family="paragraph" style:parent-style-name="Standard">
      <style:text-properties fo:font-weight="bold" officeooo:rsid="00230cf8" officeooo:paragraph-rsid="00230cf8" style:font-weight-asian="bold" style:font-weight-complex="bold"/>
    </style:style>
    <style:style style:name="P20" style:family="paragraph" style:parent-style-name="Standard">
      <style:text-properties fo:font-weight="bold" officeooo:rsid="003c175d" officeooo:paragraph-rsid="003c175d" style:font-weight-asian="bold" style:font-weight-complex="bold"/>
    </style:style>
    <style:style style:name="P21" style:family="paragraph" style:parent-style-name="Standard">
      <style:text-properties fo:font-weight="bold" officeooo:rsid="003c175d" officeooo:paragraph-rsid="003c6a01" style:font-weight-asian="bold" style:font-weight-complex="bold"/>
    </style:style>
    <style:style style:name="P22" style:family="paragraph" style:parent-style-name="Standard">
      <style:text-properties fo:font-weight="bold" officeooo:rsid="003c6a01" officeooo:paragraph-rsid="003c6a01" style:font-weight-asian="bold" style:font-weight-complex="bold"/>
    </style:style>
    <style:style style:name="P23" style:family="paragraph" style:parent-style-name="Standard">
      <style:text-properties officeooo:rsid="002617c3" officeooo:paragraph-rsid="003c175d"/>
    </style:style>
    <style:style style:name="P24" style:family="paragraph" style:parent-style-name="Standard">
      <style:text-properties officeooo:rsid="003c6a01" officeooo:paragraph-rsid="003c6a01"/>
    </style:style>
    <style:style style:name="P25" style:family="paragraph" style:parent-style-name="Standard">
      <style:text-properties officeooo:rsid="0029bbe4" officeooo:paragraph-rsid="0029bbe4"/>
    </style:style>
    <style:style style:name="P26" style:family="paragraph" style:parent-style-name="Standard">
      <style:text-properties officeooo:rsid="0029bbe4" officeooo:paragraph-rsid="001ecb8c"/>
    </style:style>
    <style:style style:name="P27" style:family="paragraph" style:parent-style-name="Standard">
      <style:text-properties officeooo:rsid="002d3b98" officeooo:paragraph-rsid="002d3b98"/>
    </style:style>
    <style:style style:name="P28" style:family="paragraph" style:parent-style-name="Standard">
      <style:text-properties fo:font-weight="bold" officeooo:rsid="0029bbe4" officeooo:paragraph-rsid="0029bbe4" style:font-weight-asian="bold" style:font-weight-complex="bold"/>
    </style:style>
    <style:style style:name="P29" style:family="paragraph" style:parent-style-name="Standard">
      <style:text-properties fo:font-weight="bold" officeooo:rsid="002d3b98" officeooo:paragraph-rsid="002d3b98" style:font-weight-asian="bold" style:font-weight-complex="bold"/>
    </style:style>
    <style:style style:name="P30" style:family="paragraph" style:parent-style-name="Standard">
      <style:text-properties fo:font-weight="bold" officeooo:rsid="002d3b98" officeooo:paragraph-rsid="004082f3" style:font-weight-asian="bold" style:font-weight-complex="bold"/>
    </style:style>
    <style:style style:name="P31" style:family="paragraph" style:parent-style-name="Standard">
      <style:text-properties fo:font-weight="bold" officeooo:rsid="004082f3" officeooo:paragraph-rsid="004082f3" style:font-weight-asian="bold" style:font-weight-complex="bold"/>
    </style:style>
    <style:style style:name="P32" style:family="paragraph" style:parent-style-name="Standard">
      <style:text-properties fo:font-weight="bold" officeooo:rsid="0033fe9c" officeooo:paragraph-rsid="0033fe9c" style:font-weight-asian="bold" style:font-weight-complex="bold"/>
    </style:style>
    <style:style style:name="P33" style:family="paragraph" style:parent-style-name="Standard">
      <style:text-properties fo:font-weight="bold" officeooo:rsid="004283d6" officeooo:paragraph-rsid="004283d6" style:font-weight-asian="bold" style:font-weight-complex="bold"/>
    </style:style>
    <style:style style:name="P34" style:family="paragraph" style:parent-style-name="Standard">
      <style:text-properties fo:font-weight="bold" officeooo:rsid="00356bef" officeooo:paragraph-rsid="00356bef" style:font-weight-asian="bold" style:font-weight-complex="bold"/>
    </style:style>
    <style:style style:name="P35" style:family="paragraph" style:parent-style-name="Standard">
      <style:text-properties fo:font-weight="bold" officeooo:rsid="0037f129" officeooo:paragraph-rsid="0037f129" style:font-weight-asian="bold" style:font-weight-complex="bold"/>
    </style:style>
    <style:style style:name="P36" style:family="paragraph" style:parent-style-name="Standard">
      <style:text-properties fo:font-weight="bold" officeooo:rsid="00460aee" officeooo:paragraph-rsid="00460aee" style:font-weight-asian="bold" style:font-weight-complex="bold"/>
    </style:style>
    <style:style style:name="P37" style:family="paragraph" style:parent-style-name="Standard">
      <style:text-properties fo:font-style="italic" officeooo:rsid="002d3b98" officeooo:paragraph-rsid="002d3b98" style:font-style-asian="italic" style:font-style-complex="italic"/>
    </style:style>
    <style:style style:name="P38" style:family="paragraph" style:parent-style-name="Standard">
      <style:text-properties fo:font-style="italic" style:text-underline-style="solid" style:text-underline-width="auto" style:text-underline-color="font-color" fo:font-weight="bold" officeooo:rsid="00399c92" officeooo:paragraph-rsid="00399c92" style:font-style-asian="italic" style:font-weight-asian="bold" style:font-style-complex="italic" style:font-weight-complex="bold"/>
    </style:style>
    <style:style style:name="P39" style:family="paragraph" style:parent-style-name="Standard">
      <style:text-properties fo:font-style="italic" style:text-underline-style="none" officeooo:rsid="00402f9b" officeooo:paragraph-rsid="00402f9b" style:font-style-asian="italic" style:font-style-complex="italic"/>
    </style:style>
    <style:style style:name="P40" style:family="paragraph" style:parent-style-name="Standard">
      <style:text-properties officeooo:rsid="00402f9b" officeooo:paragraph-rsid="00402f9b"/>
    </style:style>
    <style:style style:name="P41" style:family="paragraph" style:parent-style-name="Standard">
      <style:text-properties officeooo:rsid="002e6290" officeooo:paragraph-rsid="002e6290"/>
    </style:style>
    <style:style style:name="P42" style:family="paragraph" style:parent-style-name="Standard">
      <style:text-properties officeooo:paragraph-rsid="003100fb"/>
    </style:style>
    <style:style style:name="P43" style:family="paragraph" style:parent-style-name="Standard">
      <style:text-properties officeooo:rsid="003100fb" officeooo:paragraph-rsid="003100fb"/>
    </style:style>
    <style:style style:name="P44" style:family="paragraph" style:parent-style-name="Standard">
      <style:text-properties officeooo:rsid="004082f3" officeooo:paragraph-rsid="004082f3"/>
    </style:style>
    <style:style style:name="P45" style:family="paragraph" style:parent-style-name="Standard">
      <style:text-properties officeooo:rsid="00356bef" officeooo:paragraph-rsid="00356bef"/>
    </style:style>
    <style:style style:name="P46" style:family="paragraph" style:parent-style-name="Standard">
      <style:text-properties officeooo:rsid="00356bef" officeooo:paragraph-rsid="004283d6"/>
    </style:style>
    <style:style style:name="P47" style:family="paragraph" style:parent-style-name="Standard">
      <style:text-properties officeooo:rsid="0033fe9c" officeooo:paragraph-rsid="0033fe9c"/>
    </style:style>
    <style:style style:name="P48" style:family="paragraph" style:parent-style-name="Standard">
      <style:text-properties fo:font-weight="normal" officeooo:rsid="004283d6" officeooo:paragraph-rsid="004283d6" style:font-weight-asian="normal" style:font-weight-complex="normal"/>
    </style:style>
    <style:style style:name="P49" style:family="paragraph" style:parent-style-name="Standard">
      <style:text-properties fo:font-weight="normal" officeooo:rsid="0037f129" officeooo:paragraph-rsid="0037f129" style:font-weight-asian="normal" style:font-weight-complex="normal"/>
    </style:style>
    <style:style style:name="P50" style:family="paragraph" style:parent-style-name="Standard">
      <style:text-properties fo:font-weight="normal" officeooo:rsid="00460aee" officeooo:paragraph-rsid="00460aee" style:font-weight-asian="normal" style:font-weight-complex="normal"/>
    </style:style>
    <style:style style:name="P51" style:family="paragraph" style:parent-style-name="Standard">
      <style:text-properties officeooo:rsid="00460aee" officeooo:paragraph-rsid="00460aee"/>
    </style:style>
    <style:style style:name="P52" style:family="paragraph" style:parent-style-name="Standard">
      <style:text-properties officeooo:rsid="0037f129" officeooo:paragraph-rsid="0037f129"/>
    </style:style>
    <style:style style:name="T1" style:family="text">
      <style:text-properties officeooo:rsid="001f08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e30e" style:font-weight-asian="bold" style:font-weight-complex="bold"/>
    </style:style>
    <style:style style:name="T4" style:family="text">
      <style:text-properties fo:font-weight="bold" officeooo:rsid="0036b558" style:font-weight-asian="bold" style:font-weight-complex="bold"/>
    </style:style>
    <style:style style:name="T5" style:family="text">
      <style:text-properties fo:font-weight="bold" officeooo:rsid="004283d6" style:font-weight-asian="bold" style:font-weight-complex="bold"/>
    </style:style>
    <style:style style:name="T6" style:family="text">
      <style:text-properties fo:font-weight="bold" officeooo:rsid="00399c92" style:font-weight-asian="bold" style:font-weight-complex="bold"/>
    </style:style>
    <style:style style:name="T7" style:family="text">
      <style:text-properties officeooo:rsid="002617c3"/>
    </style:style>
    <style:style style:name="T8" style:family="text">
      <style:text-properties officeooo:rsid="0032e30e"/>
    </style:style>
    <style:style style:name="T9" style:family="text">
      <style:text-properties officeooo:rsid="0036b558"/>
    </style:style>
    <style:style style:name="T10" style:family="text">
      <style:text-properties officeooo:rsid="00399c92"/>
    </style:style>
    <style:style style:name="T11" style:family="text">
      <style:text-properties officeooo:rsid="003c175d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f0879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3cf47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c175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c6a01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99c92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officeooo:rsid="004082f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100fb" style:font-style-asian="italic" style:font-weight-asian="normal" style:font-style-complex="italic" style:font-weight-complex="normal"/>
    </style:style>
    <style:style style:name="T20" style:family="text">
      <style:text-properties fo:font-weight="normal" officeooo:rsid="003c175d" style:font-weight-asian="normal" style:font-weight-complex="normal"/>
    </style:style>
    <style:style style:name="T21" style:family="text">
      <style:text-properties fo:font-weight="normal" officeooo:rsid="003c6a01" style:font-weight-asian="normal" style:font-weight-complex="normal"/>
    </style:style>
    <style:style style:name="T22" style:family="text">
      <style:text-properties fo:font-weight="normal" officeooo:rsid="003100fb" style:font-weight-asian="normal" style:font-weight-complex="normal"/>
    </style:style>
    <style:style style:name="T23" style:family="text">
      <style:text-properties officeooo:rsid="003c6a01"/>
    </style:style>
    <style:style style:name="T24" style:family="text">
      <style:text-properties officeooo:rsid="003cdcc9"/>
    </style:style>
    <style:style style:name="T25" style:family="text">
      <style:text-properties officeooo:rsid="00402f9b"/>
    </style:style>
    <style:style style:name="T26" style:family="text">
      <style:text-properties officeooo:rsid="004283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Resolución de sistemas de ecuaciones lineales: métodos directos <text:s/></text:span></text:p>
      <text:p text:style-name="P1"/>
      <text:p text:style-name="P15">Gauss -----------→ <text:s/>[l,u] = lu(A) <text:s/><text:span text:style-name="T11">(Se utiliza la matriz u ) </text:span></text:p>
      <text:p text:style-name="P16">Gauss-jordan ------------→ x=linsolve(A,b) <text:s/>ó <text:s/>x=reff(A-amplicada) </text:p>
      <text:p text:style-name="P1"/>
      <text:p text:style-name="P18">1.</text:p>
      <text:p text:style-name="P2"/>
      <text:p text:style-name="P1">[l,u] = lu(A) del Octave resuelva los siguientes sistemas de ecuaciones lineales por el método de Gauss</text:p>
      <text:p text:style-name="P1"/>
      <text:p text:style-name="P17">A)</text:p>
      <text:p text:style-name="P17"/>
      <text:p text:style-name="P20">Gauss</text:p>
      <text:p text:style-name="P2"/>
      <text:p text:style-name="P2"><text:s/>x=[1,1,-1,3;-1,1,1,2;1,3,-1,6]</text:p>
      <text:p text:style-name="P2">x =</text:p>
      <text:p text:style-name="P2"/>
      <text:p text:style-name="P2"><text:s text:c="3"/>1 <text:s text:c="2"/>1 <text:s/>-1 <text:s text:c="2"/>3</text:p>
      <text:p text:style-name="P2"><text:s text:c="2"/>-1 <text:s text:c="2"/>1 <text:s text:c="2"/>1 <text:s text:c="2"/>2</text:p>
      <text:p text:style-name="P2"><text:s text:c="3"/>1 <text:s text:c="2"/>3 <text:s/>-1 <text:s text:c="2"/>6</text:p>
      <text:p text:style-name="P2"/>
      <text:p text:style-name="P2">[l,u] = lu(x)</text:p>
      <text:p text:style-name="P2"/>
      <text:p text:style-name="P2">l =</text:p>
      <text:p text:style-name="P2"/>
      <text:p text:style-name="P2"><text:s text:c="3"/>1 <text:s text:c="2"/>0 <text:s text:c="2"/>0</text:p>
      <text:p text:style-name="P2"><text:s text:c="2"/>-1 <text:s text:c="2"/>1 <text:s text:c="2"/>0</text:p>
      <text:p text:style-name="P2"><text:s text:c="3"/>1 <text:s text:c="2"/>1 <text:s text:c="2"/>1</text:p>
      <text:p text:style-name="P2"/>
      <text:p text:style-name="P2">u =</text:p>
      <text:p text:style-name="P2"/>
      <text:p text:style-name="P2"><text:s text:c="3"/>1 <text:s text:c="2"/>1 <text:s/>-1 <text:s text:c="2"/>3 <text:s text:c="11"/><text:span text:style-name="T12">Este es el que </text:span><text:span text:style-name="T14">se necesita</text:span></text:p>
      <text:p text:style-name="P2"><text:s text:c="3"/>0 <text:s text:c="2"/>2 <text:s text:c="2"/>0 <text:s text:c="2"/>5</text:p>
      <text:p text:style-name="P2"><text:s text:c="3"/>0 <text:s text:c="2"/>0 <text:s text:c="2"/>0 <text:s/>-2</text:p>
      <text:p text:style-name="P2"/>
      <text:p text:style-name="P2"/>
      <text:p text:style-name="P23"><text:span text:style-name="T1"><text:s text:c="2"/>1</text:span>x<text:span text:style-name="T1"> <text:s/>1</text:span>y<text:span text:style-name="T1"> <text:s/>-1</text:span>z<text:span text:style-name="T1"> <text:s text:c="2"/>3 <text:s text:c="10"/></text:span><text:span text:style-name="T13"><text:s/>I</text:span><text:span text:style-name="T15">ndeterminado </text:span><text:span text:style-name="T16">( Determinante es igual a 0 )</text:span></text:p>
      <text:p text:style-name="P3"><text:s text:c="3"/>0<text:span text:style-name="T7">x</text:span> <text:s/>2<text:span text:style-name="T7">y</text:span> <text:s text:c="2"/>0<text:span text:style-name="T7">z</text:span> <text:s text:c="2"/>5 <text:s text:c="19"/></text:p>
      <text:p text:style-name="P3"><text:s text:c="3"/>0<text:span text:style-name="T7">x</text:span> <text:s/>0<text:span text:style-name="T7">y</text:span> <text:s text:c="2"/>0<text:span text:style-name="T7">z</text:span> <text:s/>-2 <text:s text:c="55"/></text:p>
      <text:p text:style-name="P4"/>
      <text:p text:style-name="P19">Gaus<text:span text:style-name="T11">s</text:span> Jordan <text:span text:style-name="T20">( Saca el vector </text:span><text:span text:style-name="T21">solución</text:span><text:span text:style-name="T20"> )</text:span></text:p>
      <text:p text:style-name="P4"/>
      <text:p text:style-name="P4">rref(x)</text:p>
      <text:p text:style-name="P4">ans =</text:p>
      <text:p text:style-name="P4"/>
      <text:p text:style-name="P4"><text:s text:c="3"/>1 <text:s text:c="2"/>0 <text:s/>-1 <text:s text:c="2"/><text:span text:style-name="T2">0</text:span></text:p>
      <text:p text:style-name="P4"><text:s text:c="3"/>0 <text:s text:c="2"/>1 <text:s text:c="2"/>0 <text:s text:c="2"/><text:span text:style-name="T2">0</text:span></text:p>
      <text:p text:style-name="P4"><text:s text:c="3"/>0 <text:s text:c="2"/>0 <text:s text:c="2"/>0 <text:s text:c="2"/><text:span text:style-name="T2">1</text:span></text:p>
      <text:p text:style-name="P4"/>
      <text:p text:style-name="P4"/>
      <text:p text:style-name="P4"/>
      <text:p text:style-name="P4"/>
      <text:p text:style-name="P4"><text:soft-page-break/></text:p>
      <text:p text:style-name="P17">B)</text:p>
      <text:p text:style-name="P17"/>
      <text:p text:style-name="P21">Gauss</text:p>
      <text:p text:style-name="P5"/>
      <text:p text:style-name="P5"><text:s/>y=[3,1,-5,14;2,1,-3,5;-1,-1,-1,4]</text:p>
      <text:p text:style-name="P5">y =</text:p>
      <text:p text:style-name="P5"/>
      <text:p text:style-name="P5"><text:s text:c="4"/>3 <text:s text:c="3"/>1 <text:s text:c="2"/>-5 <text:s text:c="2"/>14</text:p>
      <text:p text:style-name="P5"><text:s text:c="4"/>2 <text:s text:c="3"/>1 <text:s text:c="2"/>-3 <text:s text:c="3"/>5</text:p>
      <text:p text:style-name="P5"><text:s text:c="3"/>-1 <text:s text:c="2"/>-1 <text:s text:c="2"/>-1 <text:s text:c="3"/>4</text:p>
      <text:p text:style-name="P5"/>
      <text:p text:style-name="P5">[l,u] = lu(y)</text:p>
      <text:p text:style-name="P5">l =</text:p>
      <text:p text:style-name="P5"/>
      <text:p text:style-name="P5"><text:s text:c="3"/>1.00000 <text:s text:c="2"/>0.00000 <text:s text:c="2"/>0.00000</text:p>
      <text:p text:style-name="P5"><text:s text:c="3"/>0.66667 <text:s/>-0.50000 <text:s text:c="2"/>1.00000</text:p>
      <text:p text:style-name="P5"><text:s text:c="2"/>-0.33333 <text:s text:c="2"/>1.00000 <text:s text:c="2"/>0.00000</text:p>
      <text:p text:style-name="P5"/>
      <text:p text:style-name="P5">u =</text:p>
      <text:p text:style-name="P5"/>
      <text:p text:style-name="P5"><text:s text:c="4"/>3.00000 <text:s text:c="3"/>1.00000 <text:s text:c="2"/>-5.00000 <text:s text:c="2"/>14.00000 <text:s text:c="2"/></text:p>
      <text:p text:style-name="P6"><text:s text:c="4"/>0.00000 <text:s text:c="2"/>-0.66667 <text:s text:c="2"/>-2.66667 <text:s text:c="3"/>8.66667 <text:s text:c="2"/><text:span text:style-name="T13">Este es el que </text:span><text:span text:style-name="T14">se necesita</text:span></text:p>
      <text:p text:style-name="P5"><text:s text:c="4"/>0.00000 <text:s text:c="3"/>0.00000 <text:s text:c="2"/>-1.00000 <text:s text:c="3"/>0.00000</text:p>
      <text:p text:style-name="P5"/>
      <text:p text:style-name="P5"/>
      <text:p text:style-name="P5"/>
      <text:p text:style-name="P6"><text:s text:c="2"/>3.00000 <text:span text:style-name="T23">x+</text:span> <text:s/>1.00000 <text:span text:style-name="T23">y</text:span> -5.00000<text:span text:style-name="T23">z</text:span> <text:s/>14.00000 <text:s text:c="2"/></text:p>
      <text:p text:style-name="P6"><text:s text:c="3"/>0.00000<text:span text:style-name="T23">x</text:span> <text:s/>-0.66667<text:span text:style-name="T23">y</text:span> <text:s/>-2.66667<text:span text:style-name="T23">z</text:span> <text:s text:c="3"/>8.66667 <text:s text:c="2"/><text:span text:style-name="T14"><text:s/></text:span></text:p>
      <text:p text:style-name="P6"><text:s text:c="3"/>0.00000<text:span text:style-name="T23">x</text:span> <text:span text:style-name="T23">+</text:span> <text:s/>0.00000<text:span text:style-name="T23">y</text:span> <text:s/>-1.00000<text:span text:style-name="T23">z</text:span> <text:s text:c="3"/>0.00000</text:p>
      <text:p text:style-name="P5"/>
      <text:p text:style-name="P5"/>
      <text:p text:style-name="P22">Gauss Jordan</text:p>
      <text:p text:style-name="P24"/>
      <text:p text:style-name="P5"><text:s/>rref(y)</text:p>
      <text:p text:style-name="P5">ans =</text:p>
      <text:p text:style-name="P5"/>
      <text:p text:style-name="P5"><text:s text:c="4"/>1 <text:s text:c="3"/>0 <text:s text:c="3"/>0 <text:s text:c="3"/><text:span text:style-name="T2">9</text:span></text:p>
      <text:p text:style-name="P5"><text:s text:c="4"/>0 <text:s text:c="3"/>1 <text:s text:c="3"/>0 <text:s/><text:span text:style-name="T2">-13</text:span></text:p>
      <text:p text:style-name="P5"><text:s text:c="4"/>0 <text:s text:c="3"/>0 <text:s text:c="3"/>1 <text:s text:c="3"/><text:span text:style-name="T2">0</text:span></text:p>
      <text:p text:style-name="P5"/>
      <text:p text:style-name="P24"/>
      <text:p text:style-name="Standard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</text:p>
      <text:p text:style-name="P29">2)</text:p>
      <text:p text:style-name="P29">A)</text:p>
      <text:p text:style-name="P7"/>
      <text:p text:style-name="P37">Para que el sistema sea singular<text:span text:style-name="T24">(indeterminado)</text:span> el determinante tiene que dar 0. <text:span text:style-name="T25">(Multiplicación cruzada)</text:span></text:p>
      <text:p text:style-name="P7"/>
      <text:p text:style-name="P40">A) Copiamos la matriz sin el alfa </text:p>
      <text:p text:style-name="P40"/>
      <text:p text:style-name="P8">3x-1<text:span text:style-name="T25">y</text:span>-0<text:span text:style-name="T25">z</text:span>=2</text:p>
      <text:p text:style-name="P8">2<text:span text:style-name="T25">x</text:span>-4<text:span text:style-name="T25">y</text:span>+1<text:span text:style-name="T25">z</text:span>=-1</text:p>
      <text:p text:style-name="P8">-1<text:span text:style-name="T25">x</text:span>+0<text:span text:style-name="T25">y</text:span>+2<text:span text:style-name="T25">z</text:span>=0</text:p>
      <text:p text:style-name="P8"/>
      <text:p text:style-name="P40">b) Hacemos la multiplicación cruzada para sacar el determinante </text:p>
      <text:p text:style-name="P8"/>
      <text:p text:style-name="P9">La función queda <text:s/>-24x^<text:span text:style-name="T8">3</text:span>+4x+1=0 <text:s/><text:span text:style-name="T8">tiene tres raíces las cual una es</text:span><text:span text:style-name="T3"> x= ½</text:span></text:p>
      <text:p text:style-name="P9"/>
      <text:p text:style-name="P39">Lamda es igual a 1/2</text:p>
      <text:p text:style-name="P9"/>
      <text:p text:style-name="P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30">B) <text:s/><text:span text:style-name="T22">Entonces la matriz puede ser </text:span><text:span text:style-name="T18">con lamda es igual a 2</text:span><text:span text:style-name="T19"> =</text:span></text:p>
      <text:p text:style-name="P7"/>
      <text:p text:style-name="P7">A=[6,-1,0,2;2,-8,1,-1;-1,0,4,0]</text:p>
      <text:p text:style-name="P7">A =</text:p>
      <text:p text:style-name="P7"/>
      <text:p text:style-name="P7"><text:s text:c="3"/>6 <text:s/>-1 <text:s text:c="2"/>0 <text:s text:c="2"/>2</text:p>
      <text:p text:style-name="P7"><text:s text:c="3"/>2 <text:s/>-8 <text:s text:c="2"/>1 <text:s/>-1</text:p>
      <text:p text:style-name="P7"><text:s text:c="2"/>-1 <text:s text:c="2"/>0 <text:s text:c="2"/>4 <text:s text:c="2"/>0</text:p>
      <text:p text:style-name="P7"/>
      <text:p text:style-name="P31">Gauss</text:p>
      <text:p text:style-name="P44"/>
      <text:p text:style-name="P7">[l,u] = lu(A)</text:p>
      <text:p text:style-name="P7">l =</text:p>
      <text:p text:style-name="P7"/>
      <text:p text:style-name="P7"><text:s text:c="3"/>1.00000 <text:s text:c="2"/>0.00000 <text:s text:c="2"/>0.00000</text:p>
      <text:p text:style-name="P7"><text:s text:c="3"/>0.33333 <text:s text:c="2"/>1.00000 <text:s text:c="2"/>0.00000</text:p>
      <text:p text:style-name="P7"><text:s text:c="2"/>-0.16667 <text:s text:c="2"/>0.02174 <text:s text:c="2"/>1.00000</text:p>
      <text:p text:style-name="P7"/>
      <text:p text:style-name="P7">u =</text:p>
      <text:p text:style-name="P7"/>
      <text:p text:style-name="P7"><text:s text:c="3"/>6.00000 <text:s/>-1.00000 <text:s text:c="2"/>0.00000 <text:s text:c="2"/>2.00000</text:p>
      <text:p text:style-name="P7"><text:s text:c="3"/>0.00000 <text:s/>-7.66667 <text:s text:c="2"/>1.00000 <text:s/>-1.66667</text:p>
      <text:p text:style-name="P7"><text:s text:c="3"/>0.00000 <text:s text:c="2"/>0.00000 <text:s text:c="2"/>3.97826 <text:s text:c="2"/>0.36957</text:p>
      <text:p text:style-name="P7"/>
      <text:p text:style-name="P7"/>
      <text:p text:style-name="P31">Gauss Jordan</text:p>
      <text:p text:style-name="P44"/>
      <text:p text:style-name="P7"><text:s/>rref(u)</text:p>
      <text:p text:style-name="P7">ans =</text:p>
      <text:p text:style-name="P7"/>
      <text:p text:style-name="P7"><text:s text:c="3"/>1.00000 <text:s text:c="2"/>0.00000 <text:s text:c="2"/>0.00000 <text:s text:c="2"/><text:span text:style-name="T2">0.37158</text:span></text:p>
      <text:p text:style-name="P7"><text:s text:c="3"/>0.00000 <text:s text:c="2"/>1.00000 <text:s text:c="2"/>0.00000 <text:s/><text:span text:style-name="T2"><text:s/>0.22951</text:span></text:p>
      <text:p text:style-name="P7"><text:s text:c="3"/>0.00000 <text:s text:c="2"/>0.00000 <text:s text:c="2"/>1.00000 <text:s text:c="2"/><text:span text:style-name="T2">0.09290</text:span></text:p>
      <text:p text:style-name="P2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2"><text:soft-page-break/>3.</text:p>
      <text:p text:style-name="P10"/>
      <text:p text:style-name="P10">a=[200,0.57,0.12,2,3.8;250,0.45,0.1,1,2.7;300,0.84,0.16,1.5,6.2;320,0.68,0.13,1.8,5.6]</text:p>
      <text:p text:style-name="P10">a =</text:p>
      <text:p text:style-name="P10"/>
      <text:p text:style-name="P10"><text:s text:c="3"/>200.00000 <text:s text:c="4"/>0.57000 <text:s text:c="4"/>0.12000 <text:s text:c="4"/>2.00000 <text:s text:c="4"/>3.80000</text:p>
      <text:p text:style-name="P10"><text:s text:c="3"/>250.00000 <text:s text:c="4"/>0.45000 <text:s text:c="4"/>0.10000 <text:s text:c="4"/>1.00000 <text:s text:c="4"/>2.70000</text:p>
      <text:p text:style-name="P10"><text:s text:c="3"/>300.00000 <text:s text:c="4"/>0.84000 <text:s text:c="4"/>0.16000 <text:s text:c="4"/>1.50000 <text:s text:c="4"/>6.20000</text:p>
      <text:p text:style-name="P10"><text:s text:c="3"/>320.00000 <text:s text:c="4"/>0.68000 <text:s text:c="4"/>0.13000 <text:s text:c="4"/>1.80000 <text:s text:c="4"/>5.60000</text:p>
      <text:p text:style-name="P10"/>
      <text:p text:style-name="P33">Gauss </text:p>
      <text:p text:style-name="P33"/>
      <text:p text:style-name="P10">&gt;&gt; [l,u]=lu(a)</text:p>
      <text:p text:style-name="P10">l =</text:p>
      <text:p text:style-name="P10"/>
      <text:p text:style-name="P10"><text:s text:c="3"/>0.62500 <text:s text:c="2"/>0.71605 <text:s text:c="2"/>0.83371 <text:s text:c="2"/>1.00000</text:p>
      <text:p text:style-name="P10"><text:s text:c="3"/>0.78125 <text:s/>-0.40123 <text:s text:c="2"/>1.00000 <text:s text:c="2"/>0.00000</text:p>
      <text:p text:style-name="P10"><text:s text:c="3"/>0.93750 <text:s text:c="2"/>1.00000 <text:s text:c="2"/>0.00000 <text:s text:c="2"/>0.00000</text:p>
      <text:p text:style-name="P10"><text:s text:c="3"/>1.00000 <text:s text:c="2"/>0.00000 <text:s text:c="2"/>0.00000 <text:s text:c="2"/>0.00000</text:p>
      <text:p text:style-name="P10"/>
      <text:p text:style-name="P10">u =</text:p>
      <text:p text:style-name="P10"/>
      <text:p text:style-name="P10"><text:s text:c="3"/>320.00000 <text:s text:c="4"/>0.68000 <text:s text:c="4"/>0.13000 <text:s text:c="4"/>1.80000 <text:s text:c="4"/>5.60000</text:p>
      <text:p text:style-name="P10"><text:s text:c="5"/>0.00000 <text:s text:c="4"/>0.20250 <text:s text:c="4"/>0.03812 <text:s text:c="3"/>-0.18750 <text:s text:c="4"/>0.95000</text:p>
      <text:p text:style-name="P10"><text:s text:c="5"/>0.00000 <text:s text:c="4"/>0.00000 <text:s text:c="4"/>0.01373 <text:s text:c="3"/>-0.48148 <text:s text:c="3"/>-1.29383</text:p>
      <text:p text:style-name="P10"><text:s text:c="5"/>0.00000 <text:s text:c="4"/>0.00000 <text:s text:c="4"/>0.00000 <text:s text:c="4"/>1.41067 <text:s text:c="4"/>0.69843</text:p>
      <text:p text:style-name="P10"/>
      <text:p text:style-name="P33">Gauss Jordan</text:p>
      <text:p text:style-name="P33"><text:s/></text:p>
      <text:p text:style-name="P48">rref(u)</text:p>
      <text:p text:style-name="P48">ans =</text:p>
      <text:p text:style-name="P48"/>
      <text:p text:style-name="P48"><text:s text:c="4"/>1.00000 <text:s text:c="3"/>0.00000 <text:s text:c="3"/>0.00000 <text:s text:c="3"/>0.00000 <text:s text:c="3"/><text:span text:style-name="T2">0.00425</text:span></text:p>
      <text:p text:style-name="P48"><text:s text:c="4"/>0.00000 <text:s text:c="3"/>1.00000 <text:s text:c="3"/>0.00000 <text:s text:c="3"/>0.00000 <text:s text:c="2"/><text:span text:style-name="T2">19.61768</text:span></text:p>
      <text:p text:style-name="P48"><text:s text:c="4"/>0.00000 <text:s text:c="3"/>0.00000 <text:s text:c="3"/>1.00000 <text:s text:c="3"/>0.00000 <text:s/>-<text:span text:style-name="T2">76.84588</text:span></text:p>
      <text:p text:style-name="P48"><text:s text:c="4"/>0.00000 <text:s text:c="3"/>0.00000 <text:s text:c="3"/>0.00000 <text:s text:c="3"/>1.00000 <text:s text:c="2"/><text:span text:style-name="T2"><text:s/>0.49510</text:span></text:p>
      <text:p text:style-name="P46"/>
      <text:p text:style-name="P46"/>
      <text:p text:style-name="P46"/>
      <text:p text:style-name="P46"/>
      <text:p text:style-name="P46">a1=0.00425</text:p>
      <text:p text:style-name="P46">a2=19.62062</text:p>
      <text:p text:style-name="P46">a3=-76.87157 <text:s text:c="2"/><text:span text:style-name="T5">vector solución </text:span></text:p>
      <text:p text:style-name="P11">a4= 0.4951</text:p>
      <text:p text:style-name="P11"/>
      <text:p text:style-name="P11"/>
      <text:p text:style-name="P34">luego <text:span text:style-name="T26">para la pieza : </text:span></text:p>
      <text:p text:style-name="P11"/>
      <text:p text:style-name="P12"><text:span text:style-name="T2">Coeficiente de rigidez </text:span><text:span text:style-name="T9">= 0,00425*280+19,62062*0,72+(</text:span>-76.87157<text:span text:style-name="T9">)*0,12+0,4951*1.6=</text:span><text:span text:style-name="T4">6,8844</text:span></text:p>
      <text:p text:style-name="P12"/>
      <text:p text:style-name="P13"/>
      <text:p text:style-name="P13"/>
      <text:p text:style-name="P35"><text:soft-page-break/>4.</text:p>
      <text:p text:style-name="P35"/>
      <text:p text:style-name="P50">a) Se transpone primero</text:p>
      <text:p text:style-name="P13"/>
      <text:p text:style-name="P49">La matriz se saca ya que 1 gramos el 100% <text:s/>Luego se saca la cantidad de gramos para cada fila </text:p>
      <text:p text:style-name="P13"/>
      <text:p text:style-name="P36">Gauss</text:p>
      <text:p text:style-name="P36"/>
      <text:p text:style-name="P13"><text:s/>a=[0.<text:span text:style-name="T10">0</text:span>5 0.10 0.15 ;0.15 0.25 0.30 ; 0.8 0.65 0.55]</text:p>
      <text:p text:style-name="P13">a =</text:p>
      <text:p text:style-name="P13"/>
      <text:p text:style-name="P13"><text:s text:c="3"/>0.050000 <text:s text:c="2"/>0.100000 <text:s text:c="2"/>0.150000</text:p>
      <text:p text:style-name="P13"><text:s text:c="3"/>0.150000 <text:s text:c="2"/>0.250000 <text:s text:c="2"/>0.300000</text:p>
      <text:p text:style-name="P13"><text:s text:c="3"/>0.800000 <text:s text:c="2"/>0.650000 <text:s text:c="2"/>0.550000</text:p>
      <text:p text:style-name="P13"/>
      <text:p text:style-name="P13">b=[0.12;0.26;0.62]</text:p>
      <text:p text:style-name="P13">b =</text:p>
      <text:p text:style-name="P13"/>
      <text:p text:style-name="P13"><text:s text:c="3"/>0.12000</text:p>
      <text:p text:style-name="P13"><text:s text:c="3"/>0.26000</text:p>
      <text:p text:style-name="P13"><text:s text:c="3"/>0.62000</text:p>
      <text:p text:style-name="P13"/>
      <text:p text:style-name="P36">Gauss Jordan </text:p>
      <text:p text:style-name="P51"/>
      <text:p text:style-name="P13">x=linsolve(a,b)</text:p>
      <text:p text:style-name="P13">x =</text:p>
      <text:p text:style-name="P13"/>
      <text:p text:style-name="P13"><text:s text:c="3"/>0.20000</text:p>
      <text:p text:style-name="P13"><text:s text:c="3"/>0.20000</text:p>
      <text:p text:style-name="P13"><text:s text:c="3"/>0.60000 <text:s text:c="9"/><text:span text:style-name="T12"><text:s/></text:span><text:span text:style-name="T17">PARA UN GRAMO</text:span></text:p>
      <text:p text:style-name="P13"/>
      <text:p text:style-name="P38">COMO ES 20 GRAMOS HACEMOS</text:p>
      <text:p text:style-name="P14"/>
      <text:p text:style-name="P14">x*20</text:p>
      <text:p text:style-name="P14">ans =</text:p>
      <text:p text:style-name="P14"/>
      <text:p text:style-name="P14"><text:s text:c="4"/>4.0000</text:p>
      <text:p text:style-name="P14"><text:s text:c="4"/>4.0000</text:p>
      <text:p text:style-name="P14"><text:s text:c="3"/>12.0000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5:13:26.186000000</meta:creation-date>
    <dc:date>2021-06-07T17:27:08.549000000</dc:date>
    <meta:editing-duration>PT1H29M19S</meta:editing-duration>
    <meta:editing-cycles>21</meta:editing-cycles>
    <meta:generator>LibreOffice/6.3.0.4$Windows_X86_64 LibreOffice_project/057fc023c990d676a43019934386b85b21a9ee99</meta:generator>
    <meta:document-statistic meta:table-count="0" meta:image-count="0" meta:object-count="0" meta:page-count="6" meta:paragraph-count="146" meta:word-count="532" meta:character-count="3909" meta:non-whitespace-character-count="2723"/>
  </office:meta>
</office:document-meta>
</file>